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Model" table:style-name="ta1">
        <table:table-column table:style-name="co1" table:default-cell-style-name="Default"/>
        <table:table-row table:style-name="ro1">
          <table:table-cell/>
        </table:table-row>
      </table:table>
      <table:table table:name="REF_PLAY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F_PLAYERS</text:p>
          </table:table-cell>
          <table:table-cell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ID_PLAYER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FST_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LST_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INT</text:p>
          </table:table-cell>
        </table:table-row>
      </table:table>
      <table:table table:name="FCT_GAME_STATS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CT_GAME_STATS</text:p>
          </table:table-cell>
          <table:table-cell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ID_GAM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DT_GAM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ID_TEAM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ID_PLAYER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QT_GOALS</text:p>
          </table:table-cell>
          <table:table-cell office:value-type="string" calcext:value-type="string">
            <text:p>INT</text:p>
          </table:table-cell>
        </table:table-row>
      </table:table>
      <table:table table:name="FCT_GAM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CT_GAMES</text:p>
          </table:table-cell>
          <table:table-cell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ID_GAM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DT_GAM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VARCH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01:56:51.799811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0:49:05.736445628</meta:creation-date>
    <dc:date>2019-01-24T02:00:16.482462791</dc:date>
    <meta:editing-duration>PT11M55S</meta:editing-duration>
    <meta:editing-cycles>4</meta:editing-cycles>
    <meta:generator>LibreOffice/5.1.6.2$Linux_X86_64 LibreOffice_project/10m0$Build-2</meta:generator>
    <meta:document-statistic meta:table-count="4" meta:cell-count="35" meta:object-count="0"/>
  </office:meta>
</office:document-meta>
</file>